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uffer inde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rray index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.00.0000</text:date>, <text:time style:data-style-name="N2" text:time-value="20:15:20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3:20:31.804000000</meta:creation-date>
    <dc:date>2016-11-12T20:18:33.178000000</dc:date>
    <meta:editing-duration>PT15M23S</meta:editing-duration>
    <meta:editing-cycles>10</meta:editing-cycles>
    <meta:generator>LibreOffice/4.2.5.2$Windows_x86 LibreOffice_project/61cb170a04bb1f12e77c884eab9192be736ec5f5</meta:generator>
    <meta:document-statistic meta:table-count="1" meta:cell-count="323" meta:object-count="0"/>
  </office:meta>
</office:document-meta>
</file>